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5-09-0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5-05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5-02-2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4-12-0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4-08-0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4-05-3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4-03-1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3-11-3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3-07-28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3-05-1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3-03-03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2-10-1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2-07-05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2-04-22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2-01-31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1-10-1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1-06-2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1-04-05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1-02-08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1536" calcext:value-type="float">
            <text:p>54.9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7152" calcext:value-type="float">
            <text:p>54.9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5816" calcext:value-type="float">
            <text:p>54.9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2024" calcext:value-type="float">
            <text:p>53.5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2024" calcext:value-type="float">
            <text:p>53.5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8016" calcext:value-type="float">
            <text:p>53.4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7536" calcext:value-type="float">
            <text:p>53.4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9624" calcext:value-type="float">
            <text:p>53.3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7432" calcext:value-type="float">
            <text:p>53.3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336" calcext:value-type="float">
            <text:p>53.3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6096" calcext:value-type="float">
            <text:p>53.3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8664" calcext:value-type="float">
            <text:p>53.3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7328" calcext:value-type="float">
            <text:p>53.2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3592" calcext:value-type="float">
            <text:p>53.1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4448" calcext:value-type="float">
            <text:p>53.1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3112" calcext:value-type="float">
            <text:p>53.0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2632" calcext:value-type="float">
            <text:p>53.0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6912" calcext:value-type="float">
            <text:p>53.0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8624" calcext:value-type="float">
            <text:p>52.9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2048" calcext:value-type="float">
            <text:p>52.9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376" calcext:value-type="float">
            <text:p>52.9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1088" calcext:value-type="float">
            <text:p>52.9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708" calcext:value-type="float">
            <text:p>52.8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2488" calcext:value-type="float">
            <text:p>52.6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4472" calcext:value-type="float">
            <text:p>52.5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8" calcext:value-type="float">
            <text:p>52.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0736" calcext:value-type="float">
            <text:p>52.3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3304" calcext:value-type="float">
            <text:p>52.3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1864" calcext:value-type="float">
            <text:p>52.2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3744" calcext:value-type="float">
            <text:p>52.0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2408" calcext:value-type="float">
            <text:p>52.0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2304" calcext:value-type="float">
            <text:p>51.9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7064" calcext:value-type="float">
            <text:p>51.9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632" calcext:value-type="float">
            <text:p>51.9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1344" calcext:value-type="float">
            <text:p>51.9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3056" calcext:value-type="float">
            <text:p>51.8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3432" calcext:value-type="float">
            <text:p>51.8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4184" calcext:value-type="float">
            <text:p>51.7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1992" calcext:value-type="float">
            <text:p>51.7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984" calcext:value-type="float">
            <text:p>51.6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836" calcext:value-type="float">
            <text:p>51.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1784" calcext:value-type="float">
            <text:p>51.6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5208" calcext:value-type="float">
            <text:p>51.5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3872" calcext:value-type="float">
            <text:p>51.5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4728" calcext:value-type="float">
            <text:p>51.5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0136" calcext:value-type="float">
            <text:p>51.3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1848" calcext:value-type="float">
            <text:p>51.3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221101421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8" meta:object-count="0"/>
    <meta:user-defined meta:name="AppVersion">3.0</meta:user-defined>
  </office:meta>
</office:document-meta>
</file>